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30dd"/>
    </style:style>
    <style:style style:name="P3" style:family="paragraph" style:parent-style-name="Table_20_Contents">
      <style:text-properties officeooo:rsid="00192e25" officeooo:paragraph-rsid="00192e25"/>
    </style:style>
    <style:style style:name="P4" style:family="paragraph" style:parent-style-name="Table_20_Contents">
      <style:text-properties officeooo:rsid="001730dd"/>
    </style:style>
    <style:style style:name="P5" style:family="paragraph" style:parent-style-name="Table_20_Contents">
      <style:text-properties officeooo:rsid="001730dd" officeooo:paragraph-rsid="001730dd"/>
    </style:style>
    <style:style style:name="P6" style:family="paragraph" style:parent-style-name="Table_20_Contents">
      <style:text-properties officeooo:rsid="001a744e" officeooo:paragraph-rsid="001730dd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035c5" officeooo:paragraph-rsid="002035c5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Azione_20_attore">
      <style:text-properties officeooo:rsid="001730dd" officeooo:paragraph-rsid="001730dd"/>
    </style:style>
    <style:style style:name="P11" style:family="paragraph" style:parent-style-name="Azione_20_attore">
      <style:text-properties officeooo:rsid="001730dd" officeooo:paragraph-rsid="00192e25"/>
    </style:style>
    <style:style style:name="P12" style:family="paragraph" style:parent-style-name="Azione_20_attore">
      <style:text-properties officeooo:paragraph-rsid="001730dd"/>
    </style:style>
    <style:style style:name="P13" style:family="paragraph" style:parent-style-name="Azione_20_attore">
      <style:text-properties officeooo:rsid="00192e25" officeooo:paragraph-rsid="001f09f8"/>
    </style:style>
    <style:style style:name="P14" style:family="paragraph" style:parent-style-name="Azione_20_attore">
      <style:text-properties officeooo:rsid="00192e25" officeooo:paragraph-rsid="00192e25"/>
    </style:style>
    <style:style style:name="P15" style:family="paragraph" style:parent-style-name="Azione_20_attore">
      <style:text-properties officeooo:rsid="001a744e" officeooo:paragraph-rsid="001a744e"/>
    </style:style>
    <style:style style:name="P16" style:family="paragraph" style:parent-style-name="Azione_20_attore">
      <style:text-properties officeooo:paragraph-rsid="00192e25"/>
    </style:style>
    <style:style style:name="P17" style:family="paragraph" style:parent-style-name="Azione_20_sistema">
      <style:text-properties officeooo:rsid="001730dd" officeooo:paragraph-rsid="001730dd"/>
    </style:style>
    <style:style style:name="P18" style:family="paragraph" style:parent-style-name="Azione_20_sistema">
      <style:text-properties officeooo:paragraph-rsid="00192e25"/>
    </style:style>
    <style:style style:name="P19" style:family="paragraph" style:parent-style-name="Azione_20_sistema">
      <style:text-properties officeooo:rsid="00192e25" officeooo:paragraph-rsid="00192e25"/>
    </style:style>
    <style:style style:name="P20" style:family="paragraph" style:parent-style-name="Azione_20_sistema">
      <style:text-properties officeooo:rsid="001a744e" officeooo:paragraph-rsid="001a744e"/>
    </style:style>
    <style:style style:name="P21" style:family="paragraph" style:parent-style-name="Table_20_Contents" style:list-style-name="L1">
      <style:text-properties officeooo:paragraph-rsid="001c9629"/>
    </style:style>
    <style:style style:name="P22" style:family="paragraph" style:parent-style-name="Table_20_Contents" style:list-style-name="L1">
      <style:text-properties officeooo:rsid="001730dd" officeooo:paragraph-rsid="001c9629"/>
    </style:style>
    <style:style style:name="T1" style:family="text">
      <style:text-properties officeooo:rsid="001730dd"/>
    </style:style>
    <style:style style:name="T2" style:family="text">
      <style:text-properties officeooo:rsid="00192e25"/>
    </style:style>
    <style:style style:name="T3" style:family="text">
      <style:text-properties officeooo:rsid="001a744e"/>
    </style:style>
    <style:style style:name="T4" style:family="text">
      <style:text-properties officeooo:rsid="001ad1a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9629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c9629" style:font-weight-asian="normal" style:font-weight-complex="normal"/>
    </style:style>
    <style:style style:name="T9" style:family="text">
      <style:text-properties fo:font-weight="normal" officeooo:rsid="001f09f8" style:font-weight-asian="normal" style:font-weight-complex="normal"/>
    </style:style>
    <style:style style:name="T10" style:family="text">
      <style:text-properties officeooo:rsid="001f09f8"/>
    </style:style>
    <style:style style:name="T11" style:family="text">
      <style:text-properties officeooo:rsid="002035c5"/>
    </style:style>
    <style:style style:name="T12" style:family="text">
      <style:text-properties officeooo:rsid="0021f81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Modifica dati <text:span text:style-name="T3">Impiegato di Segreteria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D<text:span text:style-name="T12">i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0213435" text:style-name="Numerazione_20_UC">
              <text:list-item text:start-value="1">
                <text:p text:style-name="P10">L'utente accede alla sezione relativa al personale.</text:p>
                <text:p text:style-name="P17"/>
              </text:list-item>
              <text:list-item>
                <text:p text:style-name="P17">Il sistema mostra l'interfaccia di interazione con i membri del personale.</text:p>
                <text:p text:style-name="P10"/>
              </text:list-item>
              <text:list-item>
                <text:p text:style-name="P12"><text:span text:style-name="T1">L'utente accede alla sezione relativa a</text:span><text:span text:style-name="T3">gli impiegati di segreteria</text:span><text:span text:style-name="T1">.</text:span></text:p>
                <text:p text:style-name="P17"/>
              </text:list-item>
              <text:list-item>
                <text:p text:style-name="P18"><text:span text:style-name="T1">Il sistema mostra l'interfaccia di amministrazione relativa a</text:span><text:span text:style-name="T3">gli impiegati di segreteria</text:span><text:span text:style-name="T1">.</text:span></text:p>
                <text:p text:style-name="P11"/>
              </text:list-item>
              <text:list-item>
                <text:p text:style-name="P13">L'utente effettua la ricerca del<text:span text:style-name="T4">l'impiegato di segreteria </text:span>di cui deve modificare i dati (<text:span text:style-name="T5">include</text:span> <text:span text:style-name="T10">UC_</text:span><text:span text:style-name="T11">A_</text:span><text:span text:style-name="T10">16_Ricerca avanzata del personale asilo da personale amministrativo</text:span>).</text:p>
                <text:p text:style-name="P19"/>
              </text:list-item>
              <text:list-item>
                <text:p text:style-name="P15">L'utente sceglie dall'elenco l'impiegato di segreteria da modificare.</text:p>
                <text:p text:style-name="P20"/>
              </text:list-item>
              <text:list-item>
                <text:p text:style-name="P16"><text:span text:style-name="T1">L'utente </text:span><text:span text:style-name="T2">sottomette al sistema la richiesta di modifica dei dati.</text:span></text:p>
                <text:p text:style-name="P19"/>
              </text:list-item>
              <text:list-item>
                <text:p text:style-name="P19">Il sistema mostra all'utente il form relativo alla modifica dei dati del<text:span text:style-name="T3">l'impiegato di segreteria</text:span>.</text:p>
                <text:p text:style-name="P14"/>
              </text:list-item>
              <text:list-item>
                <text:p text:style-name="P14">L'utente apporta le modifiche richieste e sottomette i dati al sistema.</text:p>
                <text:p text:style-name="P19"/>
              </text:list-item>
              <text:list-item>
                <text:p text:style-name="P19">Il sistema esegue l'operazione e dà notifica di avvenuta modifica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L'utente ha confermato l'operazione ed i dati sono stati aggiornati all'interno del sistema<text:span text:style-name="T5"> </text:span><text:span text:style-name="T9">oppure</text:span><text:span text:style-name="T6"> </text:span><text:span text:style-name="T8">l</text:span><text:span text:style-name="T7">'utente</text:span>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0232540" text:style-name="L1">
              <text:list-item>
                <text:p text:style-name="P22">L'operazione non è andata a buon fine per un errore del sistema; viene visualizzato un messaggio di errore.</text:p>
              </text:list-item>
              <text:list-item>
                <text:p text:style-name="P21"><text:span text:style-name="T1">Non è possibile completare l'operazione in quanto </text:span><text:span text:style-name="T2">alcun</text:span><text:span text:style-name="T1">i </text:span><text:span text:style-name="T2">dati inseriti potrebbero non essere validi</text:span><text:span text:style-name="T1">; viene visualizzato un messaggio d'errore che esorta l'utente a ricontrollare i dati inseriti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L'operazione di </text:span><text:span text:style-name="T2">modifica</text:span><text:span text:style-name="T1"> non deve richiedere più di 5 secondi.</text:span></text:p>
          </table:table-cell>
        </table:table-row>
      </table:table>
      <text:p text:style-name="P8"/>
      <text:p text:style-name="P9">UC_A_28 Il d<text:span text:style-name="T12">irettore</text:span> modifica dati Impiegato di <text:span text:style-name="T12">s</text:span>egreter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21M56S</meta:editing-duration>
    <meta:editing-cycles>12</meta:editing-cycles>
    <meta:generator>LibreOffice/3.6$Windows_x86 LibreOffice_project/da8c1e6-fd468f4-454e206-f42a4a9-143cfd</meta:generator>
    <dc:date>2012-10-24T00:08:58.65</dc:date>
    <meta:document-statistic meta:table-count="1" meta:image-count="0" meta:object-count="0" meta:page-count="1" meta:paragraph-count="27" meta:word-count="243" meta:character-count="1654" meta:non-whitespace-character-count="1450"/>
  </office:meta>
</office:document-meta>
</file>